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648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opalnia_DATASIZE_200_KNN_3_distanceAlgorithm_STATISTICS_MISSING_AP_1_Algorithms_ap_vector_MAGNETIC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kopalnia_DATASIZE_200_KNN_3_distanceAlgorithm_STATISTICS_MISSING_AP_1_Algorithms_ap_vector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18:31:17</dc:date>
    <dc:creator>mike </dc:creator>
    <meta:document-statistic meta:table-count="1" meta:cell-count="102" meta:object-count="0"/>
    <meta:generator>LibreOffice/3.5$Linux_X86_64 LibreOffice_project/350m1$Build-2</meta:generator>
  </office:meta>
</office:document-meta>
</file>